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svg:stroke-width="0.9cm" svg:stroke-color="#000000" draw:marker-start-width="1.55cm" draw:marker-end-width="1.55cm" draw:fill="solid" draw:fill-color="#ffff00" draw:textarea-horizontal-align="justify" draw:textarea-vertical-align="middle" draw:auto-grow-height="false" fo:min-height="0cm" fo:min-width="0cm" fo:padding-top="0.575cm" fo:padding-bottom="0.575cm" fo:padding-left="0.7cm" fo:padding-right="0.7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'Noto Sans CJK JP Black'" style:font-family-generic="swiss" style:font-pitch="variable" fo:font-size="8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80pt" style:font-style-asian="normal" style:font-weight-asian="normal" style:font-family-complex="'Lucida Sans'" style:font-family-generic-complex="system" style:font-pitch-complex="variable" style:font-size-complex="80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family="'Noto Sans CJK JP Black'" style:font-family-generic="swiss" style:font-pitch="variable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4cm" svg:height="14cm" svg:x="2cm" svg:y="2cm">
          <text:p text:style-name="P1"><text:span text:style-name="T1">Android</text:span></text:p>
          <text:p text:style-name="P1"><text:span text:style-name="T1">Simple</text:span></text:p>
          <text:p text:style-name="P1"><text:span text:style-name="T1">Sign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と線のない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_ </meta:initial-creator>
    <meta:creation-date>2016-05-15T16:29:42.49</meta:creation-date>
    <dc:date>2016-05-15T19:26:26.68</dc:date>
    <dc:creator>_ </dc:creator>
    <meta:editing-duration>PT2H41M34S</meta:editing-duration>
    <meta:editing-cycles>1</meta:editing-cycles>
    <meta:document-statistic meta:object-count="1"/>
    <meta:generator>OpenOffice/4.1.2$Win32 OpenOffice.org_project/412m3$Build-9782</meta:generator>
  </office:meta>
</office:document-meta>
</file>